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8ccf"/>
    </style:style>
    <style:style style:name="gr2" style:family="graphic" style:parent-style-name="standard">
      <style:graphic-properties draw:stroke="none" svg:stroke-width="0.001cm" draw:fill-color="#8dcaef"/>
    </style:style>
    <style:style style:name="gr3" style:family="graphic" style:parent-style-name="standard">
      <style:graphic-properties draw:stroke="none" svg:stroke-width="0.001cm" draw:fill-color="#009bdf"/>
    </style:style>
    <style:style style:name="gr4" style:family="graphic" style:parent-style-name="standard">
      <style:graphic-properties draw:stroke="none" svg:stroke-width="0.001cm" draw:fill-color="#00688f"/>
    </style:style>
    <style:style style:name="gr5" style:family="graphic" style:parent-style-name="standard">
      <style:graphic-properties draw:stroke="none" svg:stroke-width="0.001cm" draw:fill-color="#ffffff"/>
    </style:style>
    <style:style style:name="gr6" style:family="graphic" style:parent-style-name="standard">
      <style:graphic-properties draw:stroke="none" svg:stroke-width="0.001cm" draw:fill-color="#1f1a17"/>
    </style:style>
  </office:automatic-styles>
  <office:body>
    <office:drawing>
      <draw:page draw:name="page1" draw:style-name="dp1" draw:master-page-name="Default">
        <draw:g>
          <draw:glue-point draw:id="4" svg:x="-2.994cm" svg:y="-5cm"/>
          <draw:glue-point draw:id="5" svg:x="5cm" svg:y="-5cm"/>
          <draw:glue-point draw:id="6" svg:x="1.001cm" svg:y="-5cm"/>
          <draw:glue-point draw:id="7" svg:x="-4.918cm" svg:y="5cm"/>
          <draw:glue-point draw:id="8" svg:x="2.982cm" svg:y="5cm"/>
          <draw:glue-point draw:id="9" svg:x="-0.969cm" svg:y="5cm"/>
          <draw:glue-point draw:id="10" svg:x="-5cm" svg:y="-3.705cm"/>
          <draw:glue-point draw:id="11" svg:x="-5cm" svg:y="0.62cm"/>
          <draw:glue-point draw:id="12" svg:x="5cm" svg:y="3.685cm"/>
          <draw:glue-point draw:id="13" svg:x="5cm" svg:y="-0.657cm"/>
          <draw:glue-point draw:id="14" svg:x="0.01cm" svg:y="-0.006cm"/>
          <draw:polygon draw:style-name="gr1" draw:layer="layout" svg:width="1.003cm" svg:height="1.714cm" svg:x="0.019cm" svg:y="0.267cm" svg:viewBox="0 0 1004 1715" draw:points="0,1715 0,0 1004,0 1004,1715">
            <text:p/>
          </draw:polygon>
          <draw:polygon draw:style-name="gr2" draw:layer="layout" svg:width="0.016cm" svg:height="1.722cm" svg:x="0.011cm" svg:y="0.259cm" svg:viewBox="0 0 17 1723" draw:points="8,0 0,7 0,1723 17,1723 17,7 8,0 0,0 0,7">
            <text:p/>
          </draw:polygon>
          <draw:polygon draw:style-name="gr2" draw:layer="layout" svg:width="1.012cm" svg:height="0.016cm" svg:x="0.019cm" svg:y="0.259cm" svg:viewBox="0 0 1013 17" draw:points="1013,8 1004,0 0,0 0,17 1004,17 1013,8 1013,0 1004,0">
            <text:p/>
          </draw:polygon>
          <draw:polygon draw:style-name="gr2" draw:layer="layout" svg:width="0.017cm" svg:height="1.722cm" svg:x="1.014cm" svg:y="0.267cm" svg:viewBox="0 0 18 1723" draw:points="8,1723 18,1715 18,0 0,0 0,1715 8,1723 18,1723 18,1715">
            <text:p/>
          </draw:polygon>
          <draw:polygon draw:style-name="gr2" draw:layer="layout" svg:width="1.011cm" svg:height="0.016cm" svg:x="0.011cm" svg:y="1.973cm" svg:viewBox="0 0 1012 17" draw:points="0,8 7,17 1012,17 1012,0 7,0 0,8 0,17 7,17">
            <text:p/>
          </draw:polygon>
          <draw:polygon draw:style-name="gr3" draw:layer="layout" svg:width="1.253cm" svg:height="0.255cm" svg:x="0.019cm" svg:y="0.012cm" svg:viewBox="0 0 1254 256" draw:points="246,0 0,256 1004,256 1254,7">
            <text:p/>
          </draw:polygon>
          <draw:polygon draw:style-name="gr2" draw:layer="layout" svg:width="0.27cm" svg:height="0.269cm" svg:x="0cm" svg:y="0.006cm" svg:viewBox="0 0 271 270" draw:points="18,270 24,267 271,11 259,0 12,256 18,270 12,256 0,270">
            <text:p/>
          </draw:polygon>
          <draw:polygon draw:style-name="gr2" draw:layer="layout" svg:width="1.009cm" svg:height="0.016cm" svg:x="0.019cm" svg:y="0.259cm" svg:viewBox="0 0 1010 17" draw:points="1010,14 1004,0 0,0 0,17 1004,17 1010,14 1004,17 1007,17">
            <text:p/>
          </draw:polygon>
          <draw:polygon draw:style-name="gr2" draw:layer="layout" svg:width="0.274cm" svg:height="0.262cm" svg:x="1.016cm" svg:y="0.011cm" svg:viewBox="0 0 275 263" draw:points="255,0 250,2 0,251 11,263 261,13 255,0 261,13 275,0">
            <text:p/>
          </draw:polygon>
          <draw:polygon draw:style-name="gr2" draw:layer="layout" svg:width="1.012cm" svg:height="0.023cm" svg:x="0.259cm" svg:y="0.004cm" svg:viewBox="0 0 1013 24" draw:points="0,2 5,16 1013,24 1013,7 5,0 0,2 5,0 2,0">
            <text:p/>
          </draw:polygon>
          <draw:polygon draw:style-name="gr4" draw:layer="layout" svg:width="0.249cm" svg:height="1.962cm" svg:x="1.022cm" svg:y="0.019cm" svg:viewBox="0 0 250 1963" draw:points="250,1713 250,0 0,249 0,1963">
            <text:p/>
          </draw:polygon>
          <draw:polygon draw:style-name="gr2" draw:layer="layout" svg:width="0.016cm" svg:height="1.731cm" svg:x="1.263cm" svg:y="0cm" svg:viewBox="0 0 17 1732" draw:points="2,13 0,19 0,1732 17,1732 17,19 2,13 17,19 17,0">
            <text:p/>
          </draw:polygon>
          <draw:polygon draw:style-name="gr2" draw:layer="layout" svg:width="0.264cm" svg:height="0.261cm" svg:x="1.014cm" svg:y="0.014cm" svg:viewBox="0 0 265 262" draw:points="0,256 14,262 265,11 253,0 2,250 0,256 2,250 0,252">
            <text:p/>
          </draw:polygon>
          <draw:polygon draw:style-name="gr2" draw:layer="layout" svg:width="0.017cm" svg:height="1.731cm" svg:x="1.014cm" svg:y="0.269cm" svg:viewBox="0 0 18 1732" draw:points="15,1718 18,1712 18,0 0,0 0,1712 15,1718 0,1712 0,1732">
            <text:p/>
          </draw:polygon>
          <draw:polygon draw:style-name="gr2" draw:layer="layout" svg:width="0.263cm" svg:height="0.261cm" svg:x="1.016cm" svg:y="1.726cm" svg:viewBox="0 0 264 262" draw:points="264,5 250,0 0,250 11,262 261,11 264,5 261,11 264,8">
            <text:p/>
          </draw:polygon>
          <draw:polygon draw:style-name="gr3" draw:layer="layout" svg:width="0.961cm" svg:height="1.643cm" svg:x="0.038cm" svg:y="0.303cm" svg:viewBox="0 0 962 1644" draw:points="481,0 0,822 481,1644 962,822">
            <text:p/>
          </draw:polygon>
          <draw:polygon draw:style-name="gr2" draw:layer="layout" svg:width="0.489cm" svg:height="0.826cm" svg:x="0.034cm" svg:y="0.301cm" svg:viewBox="0 0 490 827" draw:points="1,827 8,827 490,4 483,0 1,823 1,827 1,823 0,825">
            <text:p/>
          </draw:polygon>
          <draw:polygon draw:style-name="gr2" draw:layer="layout" svg:width="0.488cm" svg:height="0.832cm" svg:x="0.035cm" svg:y="1.123cm" svg:viewBox="0 0 489 833" draw:points="489,826 489,822 7,0 0,4 482,826 489,826 482,826 485,833">
            <text:p/>
          </draw:polygon>
          <draw:polygon draw:style-name="gr2" draw:layer="layout" svg:width="0.489cm" svg:height="0.826cm" svg:x="0.516cm" svg:y="1.123cm" svg:viewBox="0 0 490 827" draw:points="488,0 481,0 0,822 6,827 488,4 488,0 488,4 490,2">
            <text:p/>
          </draw:polygon>
          <draw:polygon draw:style-name="gr2" draw:layer="layout" svg:width="0.488cm" svg:height="0.831cm" svg:x="0.516cm" svg:y="0.295cm" svg:viewBox="0 0 489 832" draw:points="0,5 0,9 481,832 489,828 6,5 0,5 6,5 3,0">
            <text:p/>
          </draw:polygon>
          <draw:polygon draw:style-name="gr5" draw:layer="layout" svg:width="0.539cm" svg:height="0.306cm" svg:x="0.239cm" svg:y="1.2cm" svg:viewBox="0 0 540 307" draw:points="227,101 339,0 319,0 300,0 282,0 265,0 249,0 234,0 220,0 205,1 192,2 179,3 165,3 152,4 140,5 127,6 113,7 100,8 93,32 87,55 81,77 75,98 68,118 62,137 56,156 50,174 44,191 38,208 32,224 25,241 19,258 13,274 6,290 0,307 117,200 125,208 133,214 141,221 149,227 157,233 166,238 174,243 183,248 192,252 200,256 209,260 217,263 227,266 235,269 244,271 253,273 261,275 270,276 279,277 288,277 297,278 305,278 314,277 323,276 332,275 340,273 349,272 357,270 366,267 374,264 383,261 391,257 393,256 395,254 397,253 399,251 540,124 531,131 522,138 513,144 504,150 495,155 485,160 476,164 466,168 456,171 446,174 436,176 426,178 416,179 406,179 396,179 385,179 375,178 365,176 354,174 344,172 334,169 323,165 313,161 303,157 293,151 283,146 274,139 264,133 255,125 245,118 236,110">
            <text:p/>
          </draw:polygon>
          <draw:polygon draw:style-name="gr6" draw:layer="layout" svg:width="0.125cm" svg:height="0.108cm" svg:x="0.464cm" svg:y="1.195cm" svg:viewBox="0 0 126 109" draw:points="115,0 113,1 0,103 5,109 118,7 115,0 118,7 126,0">
            <text:p/>
          </draw:polygon>
          <draw:polygon draw:style-name="gr6" draw:layer="layout" svg:width="0.243cm" svg:height="0.017cm" svg:x="0.336cm" svg:y="1.195cm" svg:viewBox="0 0 244 18" draw:points="8,14 4,18 17,16 31,15 43,14 56,13 69,12 83,11 96,10 109,10 124,9 138,9 153,8 169,8 186,8 204,8 223,8 243,8 244,0 223,0 204,0 186,0 169,0 153,0 138,0 123,1 109,1 95,2 82,3 69,4 56,5 43,6 30,7 17,8 3,9 0,12 3,9 0,9 0,12">
            <text:p/>
          </draw:polygon>
          <draw:polygon draw:style-name="gr6" draw:layer="layout" svg:width="0.114cm" svg:height="0.312cm" svg:x="0.23cm" svg:y="1.207cm" svg:viewBox="0 0 115 313" draw:points="7,296 13,300 20,284 26,267 32,251 39,235 45,219 52,202 57,185 64,167 70,149 76,131 82,112 88,92 95,71 101,49 108,26 115,2 106,0 100,24 93,47 87,68 81,89 75,110 68,129 62,147 56,165 50,182 44,199 38,216 32,232 25,248 19,264 12,281 6,297 12,301 6,297 0,313 12,301">
            <text:p/>
          </draw:polygon>
          <draw:polygon draw:style-name="gr6" draw:layer="layout" svg:width="0.123cm" svg:height="0.114cm" svg:x="0.237cm" svg:y="1.394cm" svg:viewBox="0 0 124 115" draw:points="124,2 118,2 0,109 5,115 124,8 124,2 121,0 118,2">
            <text:p/>
          </draw:polygon>
          <draw:polygon draw:style-name="gr6" draw:layer="layout" svg:width="0.279cm" svg:height="0.084cm" svg:x="0.354cm" svg:y="1.397cm" svg:viewBox="0 0 280 85" draw:points="274,57 275,56 271,58 267,60 263,61 259,63 255,65 251,66 246,67 242,68 238,69 234,71 230,72 226,72 221,73 217,74 213,74 208,75 204,76 200,76 196,76 191,76 187,76 183,76 178,76 174,76 169,76 165,76 161,75 156,75 152,74 148,73 143,73 139,72 135,71 130,70 126,69 122,67 117,66 113,65 109,63 105,62 100,60 96,59 91,57 87,55 83,53 79,51 75,49 70,47 66,44 62,42 58,39 53,37 49,34 45,31 41,29 37,26 33,23 29,20 25,17 21,13 17,10 13,6 9,3 5,0 0,5 3,9 8,13 12,16 16,20 20,23 24,26 28,29 32,32 37,36 41,38 45,41 49,44 53,46 58,49 62,51 66,54 71,56 75,58 80,60 84,62 88,65 93,66 97,68 102,70 106,71 111,73 115,74 120,76 124,77 128,78 133,79 137,80 142,81 146,81 151,82 155,83 160,83 165,84 169,84 173,84 178,85 183,85 187,85 191,85 196,84 200,84 205,84 209,83 214,82 218,82 223,81 227,80 231,79 236,78 240,77 244,76 249,75 253,74 258,72 262,71 266,69 270,67 274,65 279,63 280,63 279,63 279,63 280,63">
            <text:p/>
          </draw:polygon>
          <draw:polygon draw:style-name="gr6" draw:layer="layout" svg:width="0.013cm" svg:height="0.013cm" svg:x="0.628cm" svg:y="1.447cm" svg:viewBox="0 0 14 14" draw:points="8,0 6,2 4,3 2,5 0,6 5,14 7,12 9,10 11,8 14,6">
            <text:p/>
          </draw:polygon>
          <draw:polygon draw:style-name="gr6" draw:layer="layout" svg:width="0.146cm" svg:height="0.133cm" svg:x="0.635cm" svg:y="1.32cm" svg:viewBox="0 0 147 134" draw:points="141,0 0,127 5,134 147,6 141,0 147,6 144,3">
            <text:p/>
          </draw:polygon>
          <draw:polygon draw:style-name="gr6" draw:layer="layout" svg:width="0.32cm" svg:height="0.085cm" svg:x="0.461cm" svg:y="1.298cm" svg:viewBox="0 0 321 86" draw:points="3,0 3,5 7,10 11,14 16,19 21,23 25,27 30,30 35,34 40,38 45,41 50,45 55,48 60,51 65,54 70,57 75,60 80,62 85,65 90,67 95,69 100,71 106,73 111,75 116,77 121,78 126,79 131,80 137,82 142,83 148,83 153,84 158,85 163,85 168,86 174,86 179,86 184,86 189,85 195,85 200,85 205,84 210,83 215,82 220,81 225,80 230,79 235,77 241,76 245,74 250,72 255,70 260,68 265,66 270,63 275,61 280,58 284,56 289,53 294,49 298,46 303,43 307,40 311,36 316,32 321,29 315,22 311,26 306,30 302,33 298,37 293,40 289,43 285,46 280,48 276,51 271,54 266,56 262,58 257,61 252,63 248,64 243,66 238,68 233,70 228,71 224,72 219,73 214,74 209,75 204,76 199,77 194,77 189,77 184,77 179,77 174,77 169,77 164,77 159,77 154,76 148,75 143,75 138,74 133,73 128,71 123,70 118,69 113,67 108,65 103,63 98,61 93,60 88,57 83,55 78,53 73,50 69,47 64,44 59,41 54,38 50,35 45,32 40,28 35,24 30,20 26,16 22,13 17,8 13,4 8,0 8,5 3,0 0,2 3,5">
            <text:p/>
          </draw:polygon>
          <draw:polygon draw:style-name="gr5" draw:layer="layout" svg:width="0.242cm" svg:height="0.493cm" svg:x="0.213cm" svg:y="0.752cm" svg:viewBox="0 0 243 494" draw:points="155,369 152,358 150,348 148,337 146,326 145,316 144,305 142,294 142,283 141,272 141,261 141,251 141,239 142,229 143,218 144,207 145,197 147,187 149,176 151,166 153,156 156,145 159,136 162,125 166,115 170,106 174,97 178,87 183,78 188,69 193,60 198,52 204,43 209,37 213,31 218,26 223,20 227,15 232,10 237,5 243,0 101,127 96,132 91,137 86,142 81,147 77,153 72,159 67,164 63,171 57,179 52,187 46,196 41,205 37,214 32,223 29,232 25,242 21,252 18,261 15,271 12,282 10,292 7,302 6,312 4,323 3,333 2,344 1,354 0,365 0,376 0,387 0,397 0,408 1,419 2,430 3,440 4,451 7,462 9,472 11,483 13,494">
            <text:p/>
          </draw:polygon>
          <draw:polygon draw:style-name="gr6" draw:layer="layout" svg:width="0.07cm" svg:height="0.328cm" svg:x="0.35cm" svg:y="0.793cm" svg:viewBox="0 0 71 329" draw:points="64,0 61,4 58,8 55,12 52,17 50,21 47,26 45,30 42,35 40,39 37,44 35,49 33,53 31,58 29,63 27,68 25,73 23,78 21,83 20,88 18,93 16,98 15,103 13,108 12,113 11,118 10,123 8,128 7,134 6,139 5,144 5,150 4,155 3,160 2,165 2,171 1,176 1,182 0,187 0,193 0,198 0,203 0,209 0,214 0,220 0,225 0,231 0,236 0,242 0,247 1,253 2,258 2,263 2,269 3,275 4,280 5,285 6,291 7,296 8,302 9,307 10,312 11,318 12,323 14,329 22,326 20,321 19,316 18,311 17,305 16,300 15,295 14,290 13,284 12,279 11,273 11,268 10,263 10,257 9,252 9,246 8,241 8,236 8,230 8,225 8,220 8,214 8,209 8,204 8,198 8,193 9,188 9,182 9,177 10,172 10,166 11,161 12,156 12,151 13,145 15,140 15,135 16,130 17,125 19,120 20,115 21,110 22,105 24,100 25,95 27,90 29,85 31,80 33,75 35,71 36,66 38,61 40,57 43,52 45,47 47,43 49,38 52,34 54,30 57,25 60,21 62,17 65,13 68,8 71,4">
            <text:p/>
          </draw:polygon>
          <draw:polygon draw:style-name="gr6" draw:layer="layout" svg:width="0.045cm" svg:height="0.049cm" svg:x="0.413cm" svg:y="0.749cm" svg:viewBox="0 0 46 50" draw:points="46,6 40,0 35,5 29,10 24,15 19,20 14,26 9,32 4,38 0,45 6,50 11,43 16,38 20,31 25,26 30,20 35,15 40,10 46,6 40,0 46,6 45,3 40,0">
            <text:p/>
          </draw:polygon>
          <draw:polygon draw:style-name="gr6" draw:layer="layout" svg:width="0.146cm" svg:height="0.133cm" svg:x="0.311cm" svg:y="0.749cm" svg:viewBox="0 0 147 134" draw:points="0,127 5,134 147,6 141,0 0,127 5,134">
            <text:p/>
          </draw:polygon>
          <draw:polygon draw:style-name="gr6" draw:layer="layout" svg:width="0.045cm" svg:height="0.049cm" svg:x="0.272cm" svg:y="0.876cm" svg:viewBox="0 0 46 50" draw:points="7,50 11,43 16,38 20,32 25,26 30,20 35,15 40,11 46,6 40,0 35,4 29,10 24,15 19,20 14,26 9,32 4,38 0,44">
            <text:p/>
          </draw:polygon>
          <draw:polygon draw:style-name="gr6" draw:layer="layout" svg:width="0.07cm" svg:height="0.332cm" svg:x="0.209cm" svg:y="0.92cm" svg:viewBox="0 0 71 333" draw:points="14,322 21,324 20,319 18,314 17,309 16,303 15,298 14,293 13,287 13,282 12,277 11,271 10,266 10,261 9,255 9,250 8,245 8,239 8,234 8,229 8,224 8,218 8,212 8,207 8,202 8,197 8,192 8,186 9,181 9,176 10,170 10,165 11,160 12,155 13,150 13,145 14,139 15,134 16,129 18,124 19,119 20,114 21,109 23,104 24,99 26,94 28,90 29,85 31,80 33,75 34,70 36,66 38,61 41,56 43,52 45,47 47,43 49,38 51,34 54,30 57,25 59,21 62,17 64,13 67,8 71,5 64,0 61,4 58,8 55,13 52,17 50,21 47,26 45,30 42,35 40,39 38,44 35,48 33,53 31,58 29,63 27,67 25,72 23,77 21,82 20,87 18,92 16,97 15,102 13,107 12,112 11,117 10,122 9,128 8,133 6,138 5,143 5,149 4,154 3,159 3,164 2,169 1,175 1,180 0,185 0,191 0,196 0,202 0,207 0,212 0,218 0,224 0,229 0,234 0,240 0,245 1,251 1,256 2,261 3,267 3,272 3,278 5,283 5,289 6,294 7,299 8,304 9,310 10,315 12,321 13,326 20,328 13,326 15,333 20,328">
            <text:p/>
          </draw:polygon>
          <draw:polygon draw:style-name="gr6" draw:layer="layout" svg:width="0.149cm" svg:height="0.13cm" svg:x="0.223cm" svg:y="1.118cm" svg:viewBox="0 0 150 131" draw:points="149,2 142,0 0,124 5,131 148,6 149,2 148,6 150,4">
            <text:p/>
          </draw:polygon>
          <draw:polygon draw:style-name="gr5" draw:layer="layout" svg:width="0.428cm" svg:height="0.245cm" svg:x="0.314cm" svg:y="0.664cm" svg:viewBox="0 0 429 246" draw:points="331,85 326,82 320,80 315,78 310,76 305,74 299,72 294,71 288,70 283,68 278,67 272,65 267,65 261,64 256,63 250,62 245,62 240,62 234,62 228,62 223,62 218,62 213,62 207,62 202,63 196,64 191,65 186,65 181,67 175,68 170,69 165,71 160,72 158,74 155,76 153,78 150,80 148,82 145,84 143,86 140,88 0,215 6,210 12,205 18,200 25,196 31,191 37,188 44,184 51,180 58,177 65,174 72,171 79,169 86,167 93,165 100,164 107,162 115,161 122,161 129,160 137,160 144,160 152,160 159,161 167,161 174,163 181,164 188,166 196,168 203,170 210,172 218,175 225,178 148,246 387,240 429,0">
            <text:p/>
          </draw:polygon>
          <draw:polygon draw:style-name="gr6" draw:layer="layout" svg:width="0.175cm" svg:height="0.031cm" svg:x="0.472cm" svg:y="0.722cm" svg:viewBox="0 0 176 32" draw:points="4,18 3,19 8,17 13,16 18,14 24,13 29,12 34,11 39,10 45,10 50,9 55,8 60,8 66,8 71,8 77,8 82,8 87,8 92,9 98,10 103,10 108,11 114,12 119,13 124,14 130,16 135,17 141,19 146,21 151,23 156,24 162,27 167,29 172,32 176,24 170,21 165,19 160,17 154,15 148,13 143,11 137,9 132,8 126,6 121,5 115,4 110,3 104,2 98,1 93,1 88,0 82,0 77,0 71,0 65,0 60,0 55,0 49,1 44,1 38,2 32,3 27,4 22,5 16,6 11,8 6,9 1,11 0,12 1,11 0,11 0,12">
            <text:p/>
          </draw:polygon>
          <draw:polygon draw:style-name="gr6" draw:layer="layout" svg:width="0.025cm" svg:height="0.022cm" svg:x="0.452cm" svg:y="0.733cm" svg:viewBox="0 0 26 23" draw:points="5,23 5,23 8,21 10,18 13,16 15,14 18,12 20,10 23,8 26,6 20,0 18,1 15,3 12,5 10,7 7,9 5,12 2,14 0,16">
            <text:p/>
          </draw:polygon>
          <draw:polygon draw:style-name="gr6" draw:layer="layout" svg:width="0.146cm" svg:height="0.133cm" svg:x="0.311cm" svg:y="0.749cm" svg:viewBox="0 0 147 134" draw:points="5,134 147,6 141,0 0,127 5,134 0,127 2,130">
            <text:p/>
          </draw:polygon>
          <draw:polygon draw:style-name="gr6" draw:layer="layout" svg:width="0.235cm" svg:height="0.063cm" svg:x="0.311cm" svg:y="0.819cm" svg:viewBox="0 0 236 64" draw:points="230,25 230,18 226,17 222,15 218,14 215,12 211,11 207,10 203,8 200,8 196,7 192,6 188,5 185,4 181,3 177,3 173,2 170,2 166,1 162,0 158,0 155,0 151,0 147,0 143,0 140,0 136,0 132,0 128,0 125,0 121,1 117,1 113,2 110,2 106,3 102,3 98,5 95,5 91,6 88,7 84,8 80,9 77,11 73,12 70,13 66,14 63,16 59,17 55,19 52,21 48,23 45,24 42,26 38,28 35,30 32,33 28,35 25,37 22,39 18,42 15,44 12,47 9,49 6,52 3,55 0,57 5,64 8,61 11,58 14,55 17,53 20,51 23,48 26,46 30,44 33,42 36,39 39,37 42,35 46,33 49,32 52,30 56,28 59,27 62,25 66,24 69,22 73,21 76,19 79,18 83,17 86,16 90,15 93,14 97,13 100,12 104,12 107,11 111,10 115,10 118,9 122,9 125,8 129,8 132,8 136,8 140,8 143,8 147,8 150,8 154,8 158,8 161,8 165,9 169,10 172,10 176,11 180,11 183,12 186,13 190,14 194,14 198,15 201,17 205,18 208,19 212,20 215,21 219,23 223,24 226,26 225,19 230,25 236,21 230,18">
            <text:p/>
          </draw:polygon>
          <draw:polygon draw:style-name="gr6" draw:layer="layout" svg:width="0.09cm" svg:height="0.075cm" svg:x="0.451cm" svg:y="0.839cm" svg:viewBox="0 0 91 76" draw:points="10,75 13,74 91,6 85,0 8,68 10,75 8,68 0,76">
            <text:p/>
          </draw:polygon>
          <draw:polygon draw:style-name="gr6" draw:layer="layout" svg:width="0.243cm" svg:height="0.014cm" svg:x="0.462cm" svg:y="0.899cm" svg:viewBox="0 0 244 15" draw:points="244,5 239,0 0,6 0,15 240,8 244,5 240,8 243,8">
            <text:p/>
          </draw:polygon>
          <draw:polygon draw:style-name="gr6" draw:layer="layout" svg:width="0.051cm" svg:height="0.25cm" svg:x="0.696cm" svg:y="0.654cm" svg:viewBox="0 0 52 251" draw:points="43,7 42,9 0,249 8,251 50,10 43,7 50,10 52,0">
            <text:p/>
          </draw:polygon>
          <draw:polygon draw:style-name="gr6" draw:layer="layout" svg:width="0.103cm" svg:height="0.093cm" svg:x="0.642cm" svg:y="0.661cm" svg:viewBox="0 0 104 94" draw:points="1,92 5,92 104,6 98,0 0,85 1,92 3,94 5,92">
            <text:p/>
          </draw:polygon>
          <draw:polygon draw:style-name="gr5" draw:layer="layout" svg:width="0.24cm" svg:height="0.616cm" svg:x="0.638cm" svg:y="0.834cm" svg:viewBox="0 0 241 617" draw:points="186,0 194,16 201,33 208,50 214,66 219,83 224,99 228,115 231,131 234,147 236,163 238,179 240,195 240,210 241,225 240,240 239,255 238,269 236,283 235,298 232,311 230,325 226,337 223,350 219,363 215,374 211,386 206,397 201,408 196,418 190,428 185,437 179,446 174,452 170,458 165,464 160,470 155,475 150,480 146,485 140,490 0,617 5,612 10,607 15,602 19,596 24,591 29,585 33,579 38,573 48,557 57,541 66,526 73,510 79,494 85,479 90,463 93,448 96,432 99,417 100,402 101,387 102,372 102,357 101,342 100,328 99,313 97,299 95,285 92,271 89,258 86,245 83,231 79,219 75,206 71,194 68,182 64,170 56,147 50,126">
            <text:p/>
          </draw:polygon>
          <draw:polygon draw:style-name="gr6" draw:layer="layout" svg:width="0.069cm" svg:height="0.45cm" svg:x="0.814cm" svg:y="0.832cm" svg:viewBox="0 0 70 451" draw:points="6,451 9,446 12,441 15,437 18,432 21,427 23,422 26,417 29,411 32,406 34,400 36,395 39,389 41,384 43,378 45,372 48,365 50,359 52,353 53,347 55,340 57,334 58,327 60,320 61,314 63,307 64,300 65,293 66,286 67,279 67,271 68,264 69,257 69,250 69,242 70,235 70,227 70,219 69,211 69,204 69,196 68,188 67,180 67,172 66,164 64,156 63,149 62,140 61,132 59,124 57,116 55,107 53,99 51,91 48,83 45,75 43,66 40,58 36,50 33,41 30,33 26,25 22,16 18,8 14,0 7,3 11,11 15,19 18,28 22,36 25,44 29,52 32,60 35,69 37,77 40,85 43,93 45,101 47,109 49,118 51,126 53,134 54,141 55,149 56,157 58,165 58,173 59,181 60,189 61,196 61,204 61,212 61,219 61,227 61,235 61,242 61,249 61,256 60,263 59,271 58,278 58,285 56,292 56,298 55,306 53,312 52,319 51,325 49,332 47,338 45,345 44,351 42,357 40,363 38,369 36,375 34,381 31,387 29,392 27,397 24,403 22,408 19,413 16,418 13,423 11,428 8,433 5,437 2,442 0,446 0,446">
            <text:p/>
          </draw:polygon>
          <draw:polygon draw:style-name="gr6" draw:layer="layout" svg:width="0.044cm" svg:height="0.049cm" svg:x="0.776cm" svg:y="1.277cm" svg:viewBox="0 0 45 50" draw:points="5,50 10,44 15,39 20,34 25,28 30,23 35,17 40,11 45,4 38,0 33,6 28,11 24,17 19,23 14,28 9,34 4,38 0,43">
            <text:p/>
          </draw:polygon>
          <draw:polygon draw:style-name="gr6" draw:layer="layout" svg:width="0.146cm" svg:height="0.133cm" svg:x="0.635cm" svg:y="1.32cm" svg:viewBox="0 0 147 134" draw:points="5,134 147,6 141,0 0,127 5,134 0,127 1,132">
            <text:p/>
          </draw:polygon>
          <draw:polygon draw:style-name="gr6" draw:layer="layout" svg:width="0.045cm" svg:height="0.049cm" svg:x="0.635cm" svg:y="1.404cm" svg:viewBox="0 0 46 50" draw:points="39,0 34,5 29,12 25,18 20,23 15,28 10,34 5,39 0,43 5,50 11,45 16,39 21,34 26,28 31,23 36,17 41,10 46,4">
            <text:p/>
          </draw:polygon>
          <draw:polygon draw:style-name="gr6" draw:layer="layout" svg:width="0.071cm" svg:height="0.452cm" svg:x="0.673cm" svg:y="0.957cm" svg:viewBox="0 0 72 453" draw:points="12,0 11,4 18,25 26,48 29,60 33,72 37,84 40,97 44,110 47,123 49,129 51,136 52,143 54,149 55,156 56,163 57,170 58,177 59,184 60,191 61,198 62,205 62,212 63,220 63,227 63,234 64,241 63,248 63,256 63,263 63,271 62,278 61,286 60,293 59,301 58,309 56,316 55,324 53,332 51,339 49,347 46,354 43,362 41,370 38,378 34,386 31,394 27,401 23,409 19,417 14,424 10,432 5,440 0,448 6,453 11,444 16,437 21,429 26,421 30,413 34,405 38,397 42,389 45,381 48,373 51,365 54,357 57,349 59,342 61,334 63,326 64,318 66,310 67,302 68,295 69,287 70,279 71,272 71,264 71,256 72,249 72,241 72,234 71,226 71,219 71,212 70,205 69,197 68,190 67,183 66,176 65,169 64,162 63,155 61,148 60,141 59,134 57,127 55,121 52,108 48,95 44,82 41,70 37,57 33,46 26,23 18,1 18,6 12,0 10,1 11,4">
            <text:p/>
          </draw:polygon>
          <draw:polygon draw:style-name="gr6" draw:layer="layout" svg:width="0.143cm" svg:height="0.135cm" svg:x="0.685cm" svg:y="0.828cm" svg:viewBox="0 0 144 136" draw:points="144,4 137,3 0,129 5,136 142,9 144,4 141,0 137,3">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TS 10200</dc:title>
    <meta:creation-date>2011-02-07T16:42:07</meta:creation-date>
    <meta:editing-duration>P0D</meta:editing-duration>
    <meta:editing-cycles>1</meta:editing-cycles>
    <meta:document-statistic meta:object-count="53"/>
    <meta:generator>OpenOffice.org/3.3$Linux OpenOffice.org_project/330m20$Build-9567</meta:generator>
  </office:meta>
</office:document-meta>
</file>